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031" officeooo:paragraph-rsid="0002c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s. 75000:</text:p>
      <text:p text:style-name="P1"/>
      <text:p text:style-name="P1">1. Publicity on the Website.</text:p>
      <text:p text:style-name="P1">2. Visibility in all the Mini-DebConf posters in a prominent position.</text:p>
      <text:p text:style-name="P1">3. Visibility on the mementos provided to speakers.</text:p>
      <text:p text:style-name="P1">4. Visibility on social media.</text:p>
      <text:p text:style-name="P1">5. Visibility on Flex which we put at main entrance.</text:p>
      <text:p text:style-name="P1">6. Videos which we record of the event and then upload (logo will be featured in a prominent position).</text:p>
      <text:p text:style-name="P1">7. Event schedule poster / brochure.</text:p>
      <text:p text:style-name="P1"/>
      <text:p text:style-name="P1"/>
      <text:p text:style-name="P1">Rs. 50000:</text:p>
      <text:p text:style-name="P1"/>
      <text:p text:style-name="P1">1. Publicity on the Website.</text:p>
      <text:p text:style-name="P1">2. Visibility in some posters in a less prominent position.</text:p>
      <text:p text:style-name="P1">3. Visibility in some banners in a less prominent position.</text:p>
      <text:p text:style-name="P1">4. Visibility on social media.</text:p>
      <text:p text:style-name="P1"/>
      <text:p text:style-name="P1"/>
      <text:p text:style-name="P1">Rs. 25000:</text:p>
      <text:p text:style-name="P1"/>
      <text:p text:style-name="P1">1. Publicity on the Website.</text:p>
      <text:p text:style-name="P1">2. Visibility in some posters in a less prominent position.</text:p>
      <text:p text:style-name="P1">2. Visibility on social med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1:40:14.062780206</meta:creation-date>
    <dc:date>2015-01-16T11:43:40.458494765</dc:date>
    <meta:editing-duration>P0D</meta:editing-duration>
    <meta:editing-cycles>1</meta:editing-cycles>
    <meta:document-statistic meta:table-count="0" meta:image-count="0" meta:object-count="0" meta:page-count="1" meta:paragraph-count="17" meta:word-count="120" meta:character-count="693" meta:non-whitespace-character-count="590"/>
    <meta:generator>LibreOffice/4.2.7.2$Linux_X86_64 LibreOffice_project/420m0$Build-2</meta:generator>
  </office:meta>
</office:document-meta>
</file>